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dash" draw:stroke-dash="Fine_20_Dashed_20__28_var_29_" svg:stroke-color="#808080"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dash" draw:stroke-dash="Fine_20_Dashed_20__28_var_29_" svg:stroke-color="#808080" draw:marker-start="Arrow" draw:marker-start-width="0.3cm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62cm" svg:height="6.35cm" svg:x="1.635cm" svg:y="4.175cm">
          <text:p text:style-name="P1">GDB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715cm" svg:height="2.54cm" svg:x="14.24cm" svg:y="7.35cm">
          <text:p text:style-name="P1">GDBserv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5.715cm" svg:height="3.81cm" svg:x="2.27cm" svg:y="13.065cm">
          <text:p text:style-name="P1">Buggy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5.715cm" svg:height="3.81cm" svg:x="14.24cm" svg:y="13.065cm">
          <text:p text:style-name="P1">Buggy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445cm" svg:y1="10.525cm" svg:x2="5.127cm" svg:y2="13.065cm" draw:start-shape="id1" draw:end-shape="id2" draw:end-glue-point="4" svg:d="m5445 10525-318 2540">
          <text:p text:style-name="P1">ptrace()</text:p>
        </draw:connector>
        <draw:connector draw:style-name="gr4" draw:text-style-name="P1" draw:layer="layout" draw:type="line" svg:x1="17.097cm" svg:y1="9.89cm" svg:x2="17.097cm" svg:y2="13.065cm" draw:start-shape="id3" draw:start-glue-point="2" draw:end-shape="id4" draw:end-glue-point="4" svg:d="m17097 9890v3175">
          <text:p text:style-name="P1">ptrace()</text:p>
        </draw:connector>
        <draw:connector draw:style-name="gr4" draw:text-style-name="P1" draw:layer="layout" draw:type="line" svg:x1="9.255cm" svg:y1="7.35cm" svg:x2="14.24cm" svg:y2="8.62cm" draw:start-shape="id1" draw:start-glue-point="1" draw:end-shape="id3" draw:end-glue-point="3" svg:d="m9255 7350 4985 1270">
          <text:p text:style-name="P1">Remote</text:p>
          <text:p text:style-name="P1">Protocol</text:p>
        </draw:connector>
        <draw:custom-shape draw:style-name="gr5" draw:text-style-name="P1" draw:layer="layout" svg:width="8.89cm" svg:height="16.51cm" svg:x="1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985cm" svg:height="12.7cm" svg:x="13.60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806cm" svg:height="0.962cm" svg:x="4.274cm" svg:y="2.27cm">
          <draw:text-box>
            <text:p>Host</text:p>
          </draw:text-box>
        </draw:frame>
        <draw:frame draw:style-name="gr6" draw:layer="layout" svg:width="2.263cm" svg:height="0.962cm" svg:x="15.882cm" svg:y="5.445cm">
          <draw:text-box>
            <text:p>Targ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an Shebs</meta:initial-creator>
    <meta:creation-date>2011-12-01T22:50:39</meta:creation-date>
    <dc:date>2011-12-02T13:18:03</dc:date>
    <dc:creator>Stan Shebs</dc:creator>
    <meta:editing-duration>PT14H27M24S</meta:editing-duration>
    <meta:editing-cycles>2</meta:editing-cycles>
    <meta:generator>OpenOffice.org/3.2$Linux OpenOffice.org_project/320m19$Build-9505</meta:generator>
    <meta:document-statistic meta:object-count="11"/>
  </office:meta>
</office:document-meta>
</file>